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fo:language="en" fo:country="US" fo:font-weight="normal" officeooo:rsid="0017a08b" officeooo:paragraph-rsid="0017a08b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size="12pt" fo:language="en" fo:country="US" fo:font-weight="normal" officeooo:rsid="0017a08b" officeooo:paragraph-rsid="0017a08b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2pt" fo:language="en" fo:country="US" fo:font-weight="bold" officeooo:rsid="0017a08b" officeooo:paragraph-rsid="0017a08b" style:font-size-asian="10.5pt" style:font-weight-asian="bold" style:font-size-complex="12pt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itle">
      <style:paragraph-properties fo:text-align="center" style:justify-single-word="false"/>
      <style:text-properties fo:font-size="18pt" fo:language="en" fo:country="US" fo:font-weight="normal" officeooo:rsid="0017a08b" officeooo:paragraph-rsid="0017a08b" style:font-size-asian="15.75pt" style:font-weight-asian="normal" style:font-size-complex="18pt" style:font-weight-complex="normal"/>
    </style:style>
    <style:style style:name="T1" style:family="text">
      <style:text-properties officeooo:rsid="0017a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arisons of the Motorola 68000 and UNIVAC 1100/80 Architectures</text:p>
      <text:p text:style-name="P1">Javier Varona Mateos, Erasmus Student from the University of Granada</text:p>
      <text:p text:style-name="P3">Index:</text:p>
      <text:p text:style-name="P3">1. Introduction</text:p>
      <text:p text:style-name="P3">2. Sources and Methodology</text:p>
      <text:p text:style-name="P3">3. Overview of the Motorola 68000</text:p>
      <text:p text:style-name="P3">4. Overview of the UNIVAC 1100/80</text:p>
      <text:p text:style-name="P3">5. Comparative Analysis</text:p>
      <text:p text:style-name="P2"><text:s text:c="3"/>5.1. Technology and physical characteristics</text:p>
      <text:p text:style-name="P2"><text:s text:c="3"/>5.2. Architecture type and instruction addressing</text:p>
      <text:p text:style-name="P2"><text:s text:c="3"/>5.3. Registers and flags</text:p>
      <text:p text:style-name="P2"><text:s text:c="3"/>5.4. Data width and word size</text:p>
      <text:p text:style-name="P2"><text:s text:c="3"/>5.5. Memory organization and virtual memory</text:p>
      <text:p text:style-name="Text_20_body"><text:s text:c="3"/>5.5 Memory organization and virtual memory (Q8–9)</text:p>
      <text:p text:style-name="Text_20_body"><text:s text:c="3"/>5.6 Instruction set and addressing modes (Q10–11)</text:p>
      <text:p text:style-name="Text_20_body"><text:s text:c="3"/>5.7 I/O and interrupts (Q12–13)</text:p>
      <text:p text:style-name="Text_20_body"><text:s text:c="3"/>5.8 Data types and performance (Q14–16)</text:p>
      <text:p text:style-name="Text_20_body"><text:s text:c="3"/>5.9 Application areas and software ecosystem (Q17–18)</text:p>
      <text:p text:style-name="P4"><text:span text:style-name="T1">6. </text:span>Conclusions</text:p>
      <text:p text:style-name="P4"><text:span text:style-name="T1">7.</text:span>Referenc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2:51:11.047915187</meta:creation-date>
    <meta:generator>LibreOffice/7.3.7.2$Linux_X86_64 LibreOffice_project/30$Build-2</meta:generator>
    <dc:date>2025-12-01T13:00:58.509410879</dc:date>
    <meta:editing-duration>PT9M48S</meta:editing-duration>
    <meta:editing-cycles>1</meta:editing-cycles>
    <meta:document-statistic meta:table-count="0" meta:image-count="0" meta:object-count="0" meta:page-count="1" meta:paragraph-count="20" meta:word-count="108" meta:character-count="736" meta:non-whitespace-character-count="623"/>
  </office:meta>
</office:document-meta>
</file>